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04deec" officeooo:paragraph-rsid="0004deec"/>
    </style:style>
    <style:style style:name="P2" style:family="paragraph" style:parent-style-name="Header">
      <style:paragraph-properties fo:text-align="end" style:justify-single-word="false"/>
      <style:text-properties officeooo:paragraph-rsid="0004deec"/>
    </style:style>
    <style:style style:name="P3" style:family="paragraph" style:parent-style-name="Header">
      <style:paragraph-properties fo:text-align="end" style:justify-single-word="false" style:writing-mode="lr-tb"/>
    </style:style>
    <style:style style:name="P4" style:family="paragraph" style:parent-style-name="Standard" style:list-style-name="">
      <style:paragraph-properties fo:margin-left="0.75in" fo:margin-right="0in" fo:text-align="start" style:justify-single-word="false" fo:text-indent="0in" style:auto-text-indent="false" style:writing-mode="lr-tb"/>
      <style:text-properties officeooo:paragraph-rsid="000a9bef"/>
    </style:style>
    <style:style style:name="P5" style:family="paragraph" style:parent-style-name="Standard" style:list-style-name="">
      <style:paragraph-properties fo:margin-left="0.75in" fo:margin-right="0in" fo:text-align="start" style:justify-single-word="false" fo:text-indent="0in" style:auto-text-indent="false" style:writing-mode="lr-tb"/>
      <style:text-properties officeooo:paragraph-rsid="000c1ac9"/>
    </style:style>
    <style:style style:name="P6" style:family="paragraph" style:parent-style-name="Standard" style:list-style-name="">
      <style:paragraph-properties fo:margin-left="0.75in" fo:margin-right="0in" fo:text-align="start" style:justify-single-word="false" fo:text-indent="0in" style:auto-text-indent="false" style:writing-mode="lr-tb"/>
      <style:text-properties officeooo:paragraph-rsid="001929fb"/>
    </style:style>
    <style:style style:name="P7" style:family="paragraph" style:parent-style-name="Standard">
      <style:text-properties officeooo:paragraph-rsid="000a9bef"/>
    </style:style>
    <style:style style:name="P8" style:family="paragraph" style:parent-style-name="Standard" style:list-style-name="WWNum1">
      <style:paragraph-properties fo:text-align="start" style:justify-single-word="false" style:writing-mode="lr-tb"/>
      <style:text-properties officeooo:paragraph-rsid="000a9bef"/>
    </style:style>
    <style:style style:name="P9" style:family="paragraph" style:parent-style-name="Standard" style:list-style-name="WWNum1">
      <style:paragraph-properties fo:text-align="start" style:justify-single-word="false" style:writing-mode="lr-tb"/>
      <style:text-properties officeooo:paragraph-rsid="000c1ac9"/>
    </style:style>
    <style:style style:name="P10" style:family="paragraph" style:parent-style-name="Standard" style:list-style-name="WWNum1">
      <style:paragraph-properties fo:text-align="start" style:justify-single-word="false" style:writing-mode="lr-tb"/>
      <style:text-properties officeooo:paragraph-rsid="000db146"/>
    </style:style>
    <style:style style:name="P11" style:family="paragraph" style:parent-style-name="Standard" style:list-style-name="WWNum1">
      <style:paragraph-properties fo:text-align="start" style:justify-single-word="false" style:writing-mode="lr-tb"/>
      <style:text-properties officeooo:paragraph-rsid="0014250b"/>
    </style:style>
    <style:style style:name="P12" style:family="paragraph" style:parent-style-name="Standard" style:list-style-name="WWNum1">
      <style:paragraph-properties fo:text-align="start" style:justify-single-word="false" style:writing-mode="lr-tb"/>
      <style:text-properties officeooo:paragraph-rsid="0016ce9d"/>
    </style:style>
    <style:style style:name="P13" style:family="paragraph" style:parent-style-name="Standard" style:list-style-name="WWNum1">
      <style:paragraph-properties fo:text-align="start" style:justify-single-word="false" style:writing-mode="lr-tb"/>
      <style:text-properties officeooo:paragraph-rsid="001929fb"/>
    </style:style>
    <style:style style:name="P14" style:family="paragraph" style:parent-style-name="Standard" style:list-style-name="WWNum1">
      <style:paragraph-properties fo:text-align="start" style:justify-single-word="false" style:writing-mode="lr-tb"/>
      <style:text-properties fo:font-style="normal" fo:font-weight="normal" officeooo:paragraph-rsid="000a9bef" style:font-style-asian="normal" style:font-weight-asian="normal" style:font-style-complex="normal" style:font-weight-complex="normal"/>
    </style:style>
    <style:style style:name="P15" style:family="paragraph" style:parent-style-name="Standard" style:list-style-name="WWNum1">
      <style:paragraph-properties fo:text-align="start" style:justify-single-word="false" style:writing-mode="lr-tb"/>
      <style:text-properties fo:font-weight="normal" officeooo:paragraph-rsid="000a9bef" style:font-weight-asian="normal" style:font-weight-complex="normal"/>
    </style:style>
    <style:style style:name="P16" style:family="paragraph" style:parent-style-name="Standard" style:list-style-name="">
      <style:paragraph-properties fo:margin-left="1.25in" fo:margin-right="0in" fo:text-align="start" style:justify-single-word="false" fo:text-indent="0in" style:auto-text-indent="false" style:writing-mode="lr-tb"/>
      <style:text-properties officeooo:paragraph-rsid="000a9bef"/>
    </style:style>
    <style:style style:name="P17" style:family="paragraph" style:parent-style-name="Standard" style:list-style-name="">
      <style:paragraph-properties fo:margin-left="1in" fo:margin-right="0in" fo:text-align="start" style:justify-single-word="false" fo:text-indent="0in" style:auto-text-indent="false" style:writing-mode="lr-tb"/>
      <style:text-properties officeooo:paragraph-rsid="000a9bef"/>
    </style:style>
    <style:style style:name="P18" style:family="paragraph" style:parent-style-name="Standard" style:list-style-name="">
      <style:paragraph-properties fo:margin-left="1.5in" fo:margin-right="0in" fo:text-align="start" style:justify-single-word="false" fo:text-indent="0in" style:auto-text-indent="false" style:writing-mode="lr-tb"/>
      <style:text-properties officeooo:paragraph-rsid="000a9bef"/>
    </style:style>
    <style:style style:name="P19" style:family="paragraph" style:parent-style-name="Standard" style:list-style-name="">
      <style:paragraph-properties fo:margin-left="0in" fo:margin-right="0in" fo:text-align="start" style:justify-single-word="false" fo:text-indent="0in" style:auto-text-indent="false" style:writing-mode="lr-tb"/>
      <style:text-properties fo:font-weight="normal" officeooo:rsid="001bddf6" officeooo:paragraph-rsid="000a9bef" style:font-weight-asian="normal" style:font-weight-complex="normal"/>
    </style:style>
    <style:style style:name="T1" style:family="text">
      <style:text-properties officeooo:rsid="0005833e"/>
    </style:style>
    <style:style style:name="T2" style:family="text">
      <style:text-properties officeooo:rsid="00065d82"/>
    </style:style>
    <style:style style:name="T3" style:family="text">
      <style:text-properties officeooo:rsid="0007de82"/>
    </style:style>
    <style:style style:name="T4" style:family="text">
      <style:text-properties officeooo:rsid="00084b86"/>
    </style:style>
    <style:style style:name="T5" style:family="text">
      <style:text-properties officeooo:rsid="0008cb57"/>
    </style:style>
    <style:style style:name="T6" style:family="text">
      <style:text-properties fo:font-weight="normal" style:font-weight-asian="normal" style:font-weight-complex="normal"/>
    </style:style>
    <style:style style:name="T7" style:family="text">
      <style:text-properties fo:font-weight="normal" officeooo:rsid="000a9bef" style:font-weight-asian="normal" style:font-weight-complex="normal"/>
    </style:style>
    <style:style style:name="T8" style:family="text">
      <style:text-properties fo:font-weight="normal" officeooo:rsid="000c1ac9" style:font-weight-asian="normal" style:font-weight-complex="normal"/>
    </style:style>
    <style:style style:name="T9" style:family="text">
      <style:text-properties fo:font-weight="normal" officeooo:rsid="000edddc" style:font-weight-asian="normal" style:font-weight-complex="normal"/>
    </style:style>
    <style:style style:name="T10" style:family="text">
      <style:text-properties fo:font-weight="normal" officeooo:rsid="00104c27" style:font-weight-asian="normal" style:font-weight-complex="normal"/>
    </style:style>
    <style:style style:name="T11" style:family="text">
      <style:text-properties fo:font-weight="normal" officeooo:rsid="00108b87" style:font-weight-asian="normal" style:font-weight-complex="normal"/>
    </style:style>
    <style:style style:name="T12" style:family="text">
      <style:text-properties fo:font-weight="normal" officeooo:rsid="00122df5" style:font-weight-asian="normal" style:font-weight-complex="normal"/>
    </style:style>
    <style:style style:name="T13" style:family="text">
      <style:text-properties fo:font-weight="normal" officeooo:rsid="0016ce9d" style:font-weight-asian="normal" style:font-weight-complex="normal"/>
    </style:style>
    <style:style style:name="T14" style:family="text">
      <style:text-properties fo:font-weight="normal" officeooo:rsid="001753d2" style:font-weight-asian="normal" style:font-weight-complex="normal"/>
    </style:style>
    <style:style style:name="T15" style:family="text">
      <style:text-properties fo:font-weight="normal" officeooo:rsid="001929fb" style:font-weight-asian="normal" style:font-weight-complex="normal"/>
    </style:style>
    <style:style style:name="T16" style:family="text">
      <style:text-properties style:use-window-font-color="true" fo:font-size="12pt" fo:language="en" fo:country="US" fo:font-weight="normal"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17" style:family="text">
      <style:text-properties style:use-window-font-color="true" fo:font-size="12pt" fo:language="en" fo:country="US" fo:font-weight="normal" officeooo:rsid="0014ef75"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18" style:family="text">
      <style:text-properties officeooo:rsid="000a9bef"/>
    </style:style>
    <style:style style:name="T19" style:family="text">
      <style:text-properties officeooo:rsid="000c1ac9"/>
    </style:style>
    <style:style style:name="T20" style:family="text">
      <style:text-properties officeooo:rsid="001929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This program is a web app to manage books and other items at a library. The project is written in Python using the Flask framework, backed by a SQLite3 database for ease of integration with Python. For styling, I used the Bootstrap toolkit; I have limited experience with developing for the web, </text:span><text:span text:style-name="T2">so Bootstrap was an easy way to quickly add some styling. </text:span><text:span text:style-name="T3">My development environment consisted of VSCode with the Microsoft Python extension, as well as Firefox to test the site.</text:span></text:p>
      <text:p text:style-name="P7"><text:tab/><text:span text:style-name="T4">There are two major ways that I used my SQL queries. For pages that display content from the database, </text:span><text:span text:style-name="T5">the SQL queries get information from the database, and then Flask renders that information into the HTML files for that particular page. For requests to modify data, the request is sent via POST to an API endpoint. That endpoint then populates an SQL query with the data from the request, and then the user is redirected back to the sending page. The mappings of queries and tables to URLs are as follows:</text:span></text:p>
      <text:p text:style-name="P7"/>
      <text:list xml:id="list999672999" text:style-name="WWNum1">
        <text:list-item>
          <text:p text:style-name="P8"><text:span text:style-name="T7">/branches: Uses BRANCHES</text:span></text:p>
          <text:list>
            <text:list-item>
              <text:p text:style-name="P8"><text:span text:style-name="T6">SELECT BNAME, </text:span><text:span text:style-name="T7">BID</text:span><text:span text:style-name="T6"> FROM BRANCHES;</text:span></text:p>
            </text:list-item>
          </text:list>
        </text:list-item>
        <text:list-item>
          <text:p text:style-name="P14">/<text:span text:style-name="T18">branches/</text:span><text:span text:style-name="T19">&lt;bid&gt;: Uses BRANCHES, STORES_P</text:span></text:p>
          <text:list>
            <text:list-item>
              <text:p text:style-name="P8"><text:span text:style-name="T6">SELECT *</text:span></text:p>
            </text:list-item>
          </text:list>
        </text:list-item>
      </text:list>
      <text:p text:style-name="P4"><text:span text:style-name="T6">FROM BRANCHES</text:span></text:p>
      <text:p text:style-name="P5"><text:span text:style-name="T6">WHERE BID='{</text:span><text:span text:style-name="T8">bid</text:span><text:span text:style-name="T6">}';</text:span></text:p>
      <text:list xml:id="list165003815559147" text:continue-numbering="true" text:style-name="WWNum1">
        <text:list-item>
          <text:list>
            <text:list-item>
              <text:p text:style-name="P9"><text:span text:style-name="T6">SELECT DISTINCT PNAME</text:span></text:p>
            </text:list-item>
          </text:list>
        </text:list-item>
      </text:list>
      <text:p text:style-name="P5"><text:span text:style-name="T6">FROM STORES_P</text:span></text:p>
      <text:p text:style-name="P5"><text:span text:style-name="T6">WHERE BID='{</text:span><text:span text:style-name="T8">bid</text:span><text:span text:style-name="T6">}';</text:span></text:p>
      <text:list xml:id="list165004211728318" text:continue-numbering="true" text:style-name="WWNum1">
        <text:list-item>
          <text:p text:style-name="P8"><text:span text:style-name="T6">/</text:span><text:span text:style-name="T8">search: Uses BOOKS, BRANCHES, STORES_B</text:span></text:p>
          <text:list>
            <text:list-item>
              <text:p text:style-name="P8"><text:span text:style-name="T6">SELECT * FROM BOOKS <text:s/></text:span><text:span text:style-name="T16">WHERE</text:span><text:span text:style-name="T6"> BTITLE LIKE '%</text:span><text:span text:style-name="T8">keyword</text:span><text:span text:style-name="T6">%' ORDER BY BTITLE;</text:span></text:p>
            </text:list-item>
            <text:list-item>
              <text:p text:style-name="P8"><text:span text:style-name="T6">SELECT B.BNAME </text:span></text:p>
            </text:list-item>
          </text:list>
        </text:list-item>
      </text:list>
      <text:p text:style-name="P4"><text:span text:style-name="T6">FROM BRANCHES B</text:span></text:p>
      <text:p text:style-name="P4"><text:span text:style-name="T6">WHERE EXISTS (</text:span></text:p>
      <text:p text:style-name="P16"><text:span text:style-name="T6">SELECT * </text:span></text:p>
      <text:p text:style-name="P16"><text:span text:style-name="T6">FROM STORES_B S</text:span></text:p>
      <text:p text:style-name="P16"><text:span text:style-name="T6">WHERE S.ISBN='{ISBN}' AND S.BID=B.BID</text:span></text:p>
      <text:p text:style-name="P4"><text:span text:style-name="T6">);</text:span></text:p>
      <text:list xml:id="list165005007881844" text:continue-numbering="true" text:style-name="WWNum1">
        <text:list-item>
          <text:p text:style-name="P8"><text:span text:style-name="T6">/</text:span><text:span text:style-name="T8">book/&lt;isbn&gt;: Uses STORES_B, BOOKS, BRANCHES</text:span></text:p>
          <text:list>
            <text:list-item>
              <text:p text:style-name="P8"><text:span text:style-name="T6">SELECT B.BNAME, COUNT(*) </text:span></text:p>
            </text:list-item>
          </text:list>
        </text:list-item>
      </text:list>
      <text:p text:style-name="P4"><text:span text:style-name="T6">FROM (</text:span></text:p>
      <text:p text:style-name="P17"><text:span text:style-name="T6">SELECT *</text:span></text:p>
      <text:p text:style-name="P17"><text:span text:style-name="T6">FROM STORES_B S JOIN BOOKS B ON S.ISBN = B.ISBN</text:span></text:p>
      <text:p text:style-name="P4"><text:span text:style-name="T6">) AS B_TO_P JOIN BRANCHES B ON B.BID=B_TO_P.BID </text:span></text:p>
      <text:p text:style-name="P4"><text:span text:style-name="T6">WHERE B_TO_P.ISBN='{</text:span><text:span text:style-name="T8">isbn</text:span><text:span text:style-name="T6">}' </text:span></text:p>
      <text:p text:style-name="P5"><text:span text:style-name="T6">GROUP BY B.BID, B_TO_P.ISBN;</text:span></text:p>
      <text:list xml:id="list165004646768066" text:continue-numbering="true" text:style-name="WWNum1">
        <text:list-item>
          <text:list>
            <text:list-item>
              <text:p text:style-name="P9"><text:span text:style-name="T6">SELECT * FROM BOOKS WHERE ISBN ="{isbn}";</text:span></text:p>
            </text:list-item>
          </text:list>
        </text:list-item>
        <text:list-item>
          <text:p text:style-name="P8"><text:span text:style-name="T6">/</text:span><text:span text:style-name="T8">periodicals: Uses PERIODICALS</text:span></text:p>
          <text:list>
            <text:list-item>
              <text:p text:style-name="P8"><text:span text:style-name="T6">SELECT DISTINCT PNAME </text:span></text:p>
            </text:list-item>
          </text:list>
        </text:list-item>
      </text:list>
      <text:p text:style-name="P4"><text:span text:style-name="T6">FROM PERIODICALS </text:span></text:p>
      <text:p text:style-name="P4"><text:span text:style-name="T6">ORDER BY PNAME;</text:span></text:p>
      <text:list xml:id="list165004083532272" text:continue-numbering="true" text:style-name="WWNum1">
        <text:list-item>
          <text:p text:style-name="P8"><text:span text:style-name="T6">/</text:span><text:span text:style-name="T8">periodicals/&lt;pname&gt;: Uses PERIODICALS</text:span></text:p>
          <text:list>
            <text:list-item>
              <text:p text:style-name="P8"><text:span text:style-name="T6">SELECT PEDITION</text:span></text:p>
            </text:list-item>
          </text:list>
        </text:list-item>
      </text:list>
      <text:p text:style-name="P4"><text:span text:style-name="T6">FROM PERIODICALS</text:span></text:p>
      <text:p text:style-name="P4"><text:soft-page-break/><text:span text:style-name="T6">WHERE PNAME='{</text:span><text:span text:style-name="T8">pname</text:span><text:span text:style-name="T6">}';</text:span></text:p>
      <text:list xml:id="list165004663608801" text:continue-numbering="true" text:style-name="WWNum1">
        <text:list-item>
          <text:p text:style-name="P8"><text:span text:style-name="T6">/</text:span><text:span text:style-name="T8">periodicals/&lt;pname&gt;/&lt;pedition&gt;: Uses PERIODICALS, BRANCHES, STORES_P</text:span></text:p>
          <text:list>
            <text:list-item>
              <text:p text:style-name="P8"><text:span text:style-name="T6">SELECT B.BNAME</text:span></text:p>
            </text:list-item>
          </text:list>
        </text:list-item>
      </text:list>
      <text:p text:style-name="P4"><text:span text:style-name="T6">FROM BRANCHES B</text:span></text:p>
      <text:p text:style-name="P4"><text:span text:style-name="T6">WHERE EXISTS (</text:span></text:p>
      <text:p text:style-name="P16"><text:span text:style-name="T6">SELECT * </text:span></text:p>
      <text:p text:style-name="P16"><text:span text:style-name="T6">FROM STORES_P S </text:span></text:p>
      <text:p text:style-name="P16"><text:span text:style-name="T6">WHERE S.PNAME='{</text:span><text:span text:style-name="T8">pname</text:span><text:span text:style-name="T6">}' AND S.PEDITION='{</text:span><text:span text:style-name="T8">pedition</text:span><text:span text:style-name="T6">}' AND S.BID=B.BID</text:span></text:p>
      <text:p text:style-name="P4"><text:span text:style-name="T6">);</text:span></text:p>
      <text:list xml:id="list165004937631038" text:continue-numbering="true" text:style-name="WWNum1">
        <text:list-item>
          <text:list>
            <text:list-item>
              <text:p text:style-name="P10"><text:span text:style-name="T6">SELECT * FROM PERIODICALS WHERE PNAME='{pname}' AND PEDITION='{pedition}</text:span></text:p>
            </text:list-item>
          </text:list>
        </text:list-item>
        <text:list-item>
          <text:p text:style-name="P15">This query was not in a user-facing part of the application; it’s run on a schedule in the background, as part of the function updateCustFines()</text:p>
          <text:list>
            <text:list-item>
              <text:p text:style-name="P8"><text:span text:style-name="T6">UPDATE CUSTOMERS </text:span></text:p>
            </text:list-item>
          </text:list>
        </text:list-item>
      </text:list>
      <text:p text:style-name="P4"><text:span text:style-name="T6">SET CFINES = CFINES + 3 * (</text:span></text:p>
      <text:p text:style-name="P17"><text:span text:style-name="T6">SELECT COUNT(C1.UNAME) COUNTS</text:span></text:p>
      <text:p text:style-name="P17"><text:span text:style-name="T6">FROM CUSTOMERS C1 JOIN (</text:span></text:p>
      <text:p text:style-name="P16"><text:span text:style-name="T6">SELECT * </text:span></text:p>
      <text:p text:style-name="P16"><text:span text:style-name="T6">FROM CHECKED_OUT</text:span></text:p>
      <text:p text:style-name="P16"><text:span text:style-name="T6">WHERE DUE &lt; DATE('NOW', 'LOCALTIME')</text:span></text:p>
      <text:p text:style-name="P17"><text:span text:style-name="T6">) CO </text:span></text:p>
      <text:p text:style-name="P17"><text:span text:style-name="T6">ON C1.UNAME=CO.UNAME GROUP BY C1.UNAME</text:span></text:p>
      <text:p text:style-name="P4"><text:span text:style-name="T6">);</text:span></text:p>
      <text:list xml:id="list165002981657815" text:continue-numbering="true" text:style-name="WWNum1">
        <text:list-item>
          <text:p text:style-name="P8"><text:span text:style-name="T6">/customer/</text:span><text:span text:style-name="T9">&lt;username&gt;: Uses CUSTOMERS, CHECKED_OUT, BOOKS</text:span></text:p>
          <text:list>
            <text:list-item>
              <text:p text:style-name="P11"><text:span text:style-name="T9">SELECT * FROM CUSTOMERS WHERE UNAME={</text:span><text:span text:style-name="T17">username</text:span><text:span text:style-name="T9">};</text:span></text:p>
            </text:list-item>
            <text:list-item>
              <text:p text:style-name="P8"><text:span text:style-name="T6">UPDATE CUSTOMERS </text:span></text:p>
            </text:list-item>
          </text:list>
        </text:list-item>
      </text:list>
      <text:p text:style-name="P4"><text:span text:style-name="T6">SET CSTANDING = CASE </text:span></text:p>
      <text:p text:style-name="P17"><text:span text:style-name="T6">WHEN UNAME IN (</text:span></text:p>
      <text:p text:style-name="P16"><text:span text:style-name="T6">SELECT DISTINCT C1.UNAME </text:span></text:p>
      <text:p text:style-name="P16"><text:span text:style-name="T6">FROM CUSTOMERS C1 INNER JOIN (</text:span></text:p>
      <text:p text:style-name="P18"><text:span text:style-name="T6">SELECT * </text:span></text:p>
      <text:p text:style-name="P18"><text:span text:style-name="T6">FROM CHECKED_OUT</text:span></text:p>
      <text:p text:style-name="P18"><text:span text:style-name="T6">WHERE DUE &lt; DATE('NOW', 'LOCALTIME')</text:span></text:p>
      <text:p text:style-name="P16"><text:span text:style-name="T6">) CO ON C1.UNAME=CO.UNAME) THEN 'OVERDUE' </text:span></text:p>
      <text:p text:style-name="P17"><text:span text:style-name="T6">ELSE 'GOOD'</text:span></text:p>
      <text:p text:style-name="P17"><text:span text:style-name="T6">END;</text:span></text:p>
      <text:list xml:id="list165004651933287" text:continue-numbering="true" text:style-name="WWNum1">
        <text:list-item>
          <text:list>
            <text:list-item>
              <text:p text:style-name="P8"><text:span text:style-name="T6">SELECT * </text:span></text:p>
            </text:list-item>
          </text:list>
        </text:list-item>
      </text:list>
      <text:p text:style-name="P4"><text:span text:style-name="T6">FROM (CHECKED_OUT C JOIN BOOKS B ON C.ISBN=B.ISBN) </text:span></text:p>
      <text:p text:style-name="P6"><text:span text:style-name="T6">WHERE C.UNAME='{</text:span><text:span text:style-name="T10">username</text:span><text:span text:style-name="T6">}';</text:span></text:p>
      <text:p text:style-name="P6"/>
      <text:list xml:id="list165003054762019" text:continue-numbering="true" text:style-name="WWNum1">
        <text:list-item>
          <text:p text:style-name="P13">/<text:span text:style-name="T20">customer/pay/&lt;username&gt;: Uses CUSTOMERS. AMOUNT is sent in a post request from the page /customer/&lt;username&gt;, and the user is redirected back to that page once the query is complete.</text:span></text:p>
          <text:list>
            <text:list-item>
              <text:p text:style-name="P13"><text:span text:style-name="T6">UPDATE CUSTOMERS </text:span></text:p>
            </text:list-item>
          </text:list>
        </text:list-item>
      </text:list>
      <text:p text:style-name="P6"><text:span text:style-name="T6">SET CFINE = CFINES - {AMOUNT} </text:span></text:p>
      <text:p text:style-name="P6"><text:span text:style-name="T6">WHERE UNAME='{</text:span><text:span text:style-name="T15">username</text:span><text:span text:style-name="T6">}';</text:span></text:p>
      <text:list xml:id="list165004141444160" text:continue-numbering="true" text:style-name="WWNum1">
        <text:list-item>
          <text:p text:style-name="P13"><text:soft-page-break/><text:span text:style-name="T6">/</text:span><text:span text:style-name="T11">customer/renew/&lt;username&gt;: Uses CHECKED_OUT. This query is run in a loop that iterates through all ISBNs that were sent in a request from /customer/&lt;username&gt;</text:span><text:span text:style-name="T6">/</text:span><text:span text:style-name="T11">customer/renew/&lt;username&gt;: Uses CHECKED_OUT. This query is run in a loop that iterates through all ISBNs that were sent in a request from /customer/&lt;username&gt;</text:span></text:p>
          <text:list>
            <text:list-item>
              <text:p text:style-name="P8"><text:span text:style-name="T6">UPDATE CHECKED_OUT </text:span></text:p>
            </text:list-item>
          </text:list>
        </text:list-item>
      </text:list>
      <text:p text:style-name="P4"><text:span text:style-name="T6">SET DUE=DATE(DUE, '+14 DAYS'), </text:span></text:p>
      <text:p text:style-name="P4"><text:span text:style-name="T6">RENEWALS = RENEWALS – 1</text:span></text:p>
      <text:p text:style-name="P4"><text:span text:style-name="T6">WHERE RENEWALS &gt; 0 AND UNAME='{</text:span><text:span text:style-name="T11">username</text:span><text:span text:style-name="T6">}' AND ISBN ='{</text:span><text:span text:style-name="T11">isbn</text:span><text:span text:style-name="T6">}';</text:span></text:p>
      <text:list xml:id="list165004308832515" text:continue-numbering="true" text:style-name="WWNum1">
        <text:list-item>
          <text:p text:style-name="P12"><text:span text:style-name="T6">/</text:span><text:span text:style-name="T11">customer/renew</text:span><text:span text:style-name="T13">all</text:span><text:span text:style-name="T11">/&lt;username&gt;: </text:span><text:span text:style-name="T13">Uses CHECKED_OUT</text:span></text:p>
          <text:list>
            <text:list-item>
              <text:p text:style-name="P8"><text:span text:style-name="T6">UPDATE CHECKED_OUT</text:span></text:p>
            </text:list-item>
          </text:list>
        </text:list-item>
      </text:list>
      <text:p text:style-name="P4"><text:span text:style-name="T6">SET DUE=DATE(DUE, '+14 DAYS'), RENEWALS = RENEWALS - 1 </text:span></text:p>
      <text:p text:style-name="P4"><text:span text:style-name="T6">WHERE RENEWALS &gt; 0 AND UNAME='{</text:span><text:span text:style-name="T14">username</text:span><text:span text:style-name="T6">}';</text:span></text:p>
      <text:list xml:id="list165004456572557" text:continue-numbering="true" text:style-name="WWNum1">
        <text:list-item>
          <text:p text:style-name="P8"><text:span text:style-name="T6">/</text:span><text:span text:style-name="T12">periodicals/bybranch: Uses STORES_P, PERIODICALS, BRANCHES</text:span></text:p>
          <text:list>
            <text:list-item>
              <text:p text:style-name="P8"><text:span text:style-name="T6">SELECT B.BNAME, B_TO_P.PNAME, B_TO_P.PEDITION </text:span></text:p>
            </text:list-item>
          </text:list>
        </text:list-item>
      </text:list>
      <text:p text:style-name="P4"><text:span text:style-name="T6">FROM (</text:span></text:p>
      <text:p text:style-name="P17"><text:span text:style-name="T6">SELECT * </text:span></text:p>
      <text:p text:style-name="P17"><text:span text:style-name="T6">FROM STORES_P S JOIN PERIODICALS P </text:span></text:p>
      <text:p text:style-name="P17"><text:span text:style-name="T6">ON S.PNAME = P.PNAME AND S.PEDITION = P.PEDITION</text:span></text:p>
      <text:p text:style-name="P4"><text:span text:style-name="T6">) AS B_TO_P JOIN BRANCHES B ON B.BID=B_TO_P.BID;</text:span></text:p>
      <text:list xml:id="list165004750325318" text:continue-numbering="true" text:style-name="WWNum1">
        <text:list-item>
          <text:p text:style-name="P12"><text:span text:style-name="T6">/</text:span><text:span text:style-name="T13">customer/update/handle/&lt;username&gt;: Uses CUSTOMERS. This page gets the information in a POST request from /customer/update/&lt;username&gt;, which is populated into the query. The user is then redirected back to /customer/&lt;username&gt;</text:span></text:p>
          <text:list>
            <text:list-item>
              <text:p text:style-name="P8"><text:span text:style-name="T6">UPDATE CUSTOMERS </text:span></text:p>
            </text:list-item>
          </text:list>
        </text:list-item>
      </text:list>
      <text:p text:style-name="P4"><text:span text:style-name="T6">SET CARD={NEW_CARD}, EMAIL='{NEW_EMAIL}', CADDRESS='{NEW_ADD}', CDOB='{NEW_DOB}', CPHONE={NEW_PHONE} WHERE UNAME=’{USER}’;</text:span></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style:font-adornments="Regular" style:font-pitch="variable"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4deec" officeooo:paragraph-rsid="0004deec"/>
    </style:style>
    <style:style style:name="MP2" style:family="paragraph" style:parent-style-name="Header">
      <style:paragraph-properties fo:text-align="end" style:justify-single-word="false"/>
      <style:text-properties officeooo:paragraph-rsid="0004deec"/>
    </style:style>
    <style:style style:name="MP3" style:family="paragraph" style:parent-style-name="Header">
      <style:paragraph-properties fo:text-align="end" style:justify-single-word="false"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3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01in" fo:margin-left="0in" fo:margin-right="0in" fo:margin-bottom="0.7307in" style:dynamic-spacing="true"/>
      </style:header-style>
      <style:footer-style/>
    </style:page-layout>
  </office:automatic-styles>
  <office:master-styles>
    <style:master-page style:name="Standard" style:page-layout-name="Mpm1">
      <style:header>
        <text:p text:style-name="MP1">Andrew DiCarlo</text:p>
        <text:p text:style-name="MP1">ebq929</text:p>
        <text:p text:style-name="MP1">CS 3743 – 002</text:p>
        <text:p text:style-name="MP2">Project Part 3</text:p>
      </style:header>
    </style:master-page>
    <style:master-page style:name="First_20_Page" style:display-name="First Page" style:page-layout-name="Mpm2" style:next-style-name="Standard">
      <style:header>
        <text:p text:style-name="MP3">Andrew DiCarlo</text:p>
        <text:p text:style-name="MP3">ebq929</text:p>
        <text:p text:style-name="MP3">CS 3743 - 00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11:44:01.939028712</meta:creation-date>
    <meta:generator>LibreOffice/6.4.6.2$Linux_X86_64 LibreOffice_project/40$Build-2</meta:generator>
    <dc:date>2020-11-30T16:50:02.796503295</dc:date>
    <meta:editing-duration>PT39M55S</meta:editing-duration>
    <meta:editing-cycles>18</meta:editing-cycles>
    <meta:document-statistic meta:table-count="0" meta:image-count="0" meta:object-count="0" meta:page-count="3" meta:paragraph-count="103" meta:word-count="693" meta:character-count="4473" meta:non-whitespace-character-count="3884"/>
  </office:meta>
</office:document-meta>
</file>